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Pointer.process( XPointerContext contex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XPointer.addPart( PointerPart par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